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 narrow" svg:font-family="'Arial narrow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8.075cm" table:align="margins"/>
    </style:style>
    <style:style style:name="Tabela1.A" style:family="table-column">
      <style:table-column-properties style:column-width="0.291cm" style:rel-column-width="1055*"/>
    </style:style>
    <style:style style:name="Tabela1.B" style:family="table-column">
      <style:table-column-properties style:column-width="6.244cm" style:rel-column-width="22642*"/>
    </style:style>
    <style:style style:name="Tabela1.C" style:family="table-column">
      <style:table-column-properties style:column-width="7.017cm" style:rel-column-width="25443*"/>
    </style:style>
    <style:style style:name="Tabela1.D" style:family="table-column">
      <style:table-column-properties style:column-width="4.523cm" style:rel-column-width="16395*"/>
    </style:style>
    <style:style style:name="Tabela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 narrow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>
        <style:tab-stops>
          <style:tab-stop style:position="2.646cm"/>
          <style:tab-stop style:position="10.134cm"/>
          <style:tab-stop style:position="12.171cm"/>
        </style:tab-stops>
      </style:paragraph-properties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2pt" style:font-size-asian="2pt" style:font-size-complex="2pt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style:font-name="Arial narrow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size="18pt" fo:letter-spacing="0.141cm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{%for pacjent in pacjenci%}</text:p>
      <text:p text:style-name="P7">{{pacjent.oddzial}}<text:tab/>sala {{pacjent.sala}}</text:p>
      <text:p text:style-name="P3"/>
      <text:p text:style-name="P4"><text:span text:style-name="T1">{{ pacjent.nr_ksiegi_glownej }}</text:span><text:tab/><text:tab/><text:span text:style-name="T1">{{ dzien_przed}}</text:span></text:p>
      <text:p text:style-name="Standard"/>
      <text:p text:style-name="P2"><text:span text:style-name="T1"><text:tab/>{{ pacjent.pacjent }}<text:tab/>{{pacjent.wiek}}<text:tab/></text:span><text:span text:style-name="T2">{{pacjent.pesel}}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  <text:p text:style-name="P1"/>
            <text:p text:style-name="P1">{{pacjent.rozpoznanie}}</text:p>
          </table:table-cell>
          <table:table-cell table:style-name="Tabela1.A1" office:value-type="string">
            <text:p text:style-name="P1"/>
            <text:p text:style-name="P1"/>
            <text:p text:style-name="P1">{{pacjent.zabieg}}</text:p>
          </table:table-cell>
          <table:table-cell table:style-name="Tabela1.A1" office:value-type="string">
            <text:p text:style-name="P8"/>
            <text:p text:style-name="P1"/>
            <text:p text:style-name="P1">{{pacjent.znieczulenie}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{%endfor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 narrow" svg:font-family="'Arial narrow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6.45cm" fo:margin-bottom="0.42cm" fo:margin-left="0.926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M22S</meta:editing-duration>
    <meta:editing-cycles>58</meta:editing-cycles>
    <meta:generator>OpenOffice/4.1.3$Unix OpenOffice.org_project/413m1$Build-9783</meta:generator>
    <dc:date>2017-06-05T09:36:19</dc:date>
    <dc:creator>Michał Pasternak</dc:creator>
    <meta:document-statistic meta:table-count="1" meta:image-count="0" meta:object-count="0" meta:page-count="2" meta:paragraph-count="8" meta:word-count="21" meta:character-count="249"/>
    <meta:user-defined meta:name="Info 1"/>
    <meta:user-defined meta:name="Info 2"/>
    <meta:user-defined meta:name="Info 3"/>
    <meta:user-defined meta:name="Info 4"/>
  </office:meta>
</office:document-meta>
</file>